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dda4" officeooo:paragraph-rsid="001fdda4"/>
    </style:style>
    <style:style style:name="P2" style:family="paragraph" style:parent-style-name="Standard">
      <style:text-properties officeooo:rsid="001fdda4" officeooo:paragraph-rsid="001fdda4"/>
    </style:style>
    <style:style style:name="P3" style:family="paragraph" style:parent-style-name="Standard">
      <style:text-properties officeooo:rsid="001fdda4" officeooo:paragraph-rsid="00225a10"/>
    </style:style>
    <style:style style:name="P4" style:family="paragraph" style:parent-style-name="Standard">
      <style:text-properties officeooo:rsid="00225a10" officeooo:paragraph-rsid="00225a10"/>
    </style:style>
    <style:style style:name="P5" style:family="paragraph" style:parent-style-name="Standard">
      <style:text-properties officeooo:rsid="00225a10" officeooo:paragraph-rsid="0023ee88"/>
    </style:style>
    <style:style style:name="P6" style:family="paragraph" style:parent-style-name="Standard">
      <style:text-properties officeooo:rsid="0029d67b" officeooo:paragraph-rsid="0029d67b"/>
    </style:style>
    <style:style style:name="T1" style:family="text">
      <style:text-properties officeooo:rsid="00225a10"/>
    </style:style>
    <style:style style:name="T2" style:family="text">
      <style:text-properties officeooo:rsid="001fdda4"/>
    </style:style>
    <style:style style:name="T3" style:family="text">
      <style:text-properties officeooo:rsid="0023ee88"/>
    </style:style>
    <style:style style:name="T4" style:family="text">
      <style:text-properties officeooo:rsid="0027e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ext:span>12.1<text:span text:style-name="T3">5</text:span>.16 <text:span text:style-name="T2">----------------</text:span></text:p>
      <text:p text:style-name="P5">US competitors:</text:p>
      <text:p text:style-name="P4"><text:a xlink:type="simple" xlink:href="https://play.google.com/store/apps/details?id=com.laundrylocker.laundrylocker.activities.laundrylocker" text:style-name="Internet_20_link" text:visited-style-name="Visited_20_Internet_20_Link">https://play.google.com/store/apps/details?id=com.laundrylocker.laundrylocker.activities.laundrylocker</text:a> 13</text:p>
      <text:p text:style-name="P6">I have tested Laundry Locker. You can achieve the app functions before you don't sign up. The most of laundry apps has this algorithm. Laundry Locker after login has screen (you can't close it) where you have to add address. After that they have also a screen where you have to enter payment info. Maybe this registration process is ok, it will be completed only by the people who really want to use you app. But I think it's not a best way. I prefer that an app starts provide service right after a client opened it – he can play with order detail, see prices, etc. When he have put all order data in form and clicked "order button", he will be in one step to finish (just log in or sign up). If he knows that, it motivates him to finish the process. I think the good app should be like such this.</text:p>
      <text:p text:style-name="P4"/>
      <text:p text:style-name="P4"><text:a xlink:type="simple" xlink:href="https://play.google.com/store/apps/details?id=com.rinse" text:style-name="Internet_20_link" text:visited-style-name="Visited_20_Internet_20_Link">https://play.google.com/store/apps/details?id=com.rinse</text:a> 36</text:p>
      <text:p text:style-name="P4">Can't install Rinse, <text:span text:style-name="T3">they don't distribute the app in my country. Google Console has an option, you can set to allow download in all countries or in particular countries.</text:span></text:p>
      <text:p text:style-name="P1"/>
      <text:p text:style-name="P3">----------------<text:span text:style-name="T1">12.14.16 </text:span>----------------</text:p>
      <text:p text:style-name="P1">Competitors:</text:p>
      <text:p text:style-name="P1"><text:a xlink:type="simple" xlink:href="https://play.google.com/store/apps/details?id=com.laundrapp" text:style-name="Internet_20_link" text:visited-style-name="Visited_20_Internet_20_Link">https://play.google.com/store/apps/details?id=com.laundrapp</text:a> <text:s text:c="2"/>534 </text:p>
      <text:p text:style-name="P1">Can't enter postcode -&gt; stuck before using (That's not a good idea to do an app this way)</text:p>
      <text:p text:style-name="P1"><text:a xlink:type="simple" xlink:href="https://youtu.be/SU5w3IN4Ex0" text:style-name="Internet_20_link" text:visited-style-name="Visited_20_Internet_20_Link">https://youtu.be/SU5w3IN4Ex0</text:a> <text:s/></text:p>
      <text:p text:style-name="P1"/>
      <text:p text:style-name="P1"><text:a xlink:type="simple" xlink:href="https://play.google.com/store/apps/details?id=com.laundromap.nz" text:style-name="Internet_20_link" text:visited-style-name="Visited_20_Internet_20_Link">https://play.google.com/store/apps/details?id=com.laundromap.nz</text:a> <text:s text:c="2"/>6</text:p>
      <text:p text:style-name="P1">Website: <text:a xlink:type="simple" xlink:href="https://www.laundromap.co.nz/how-it-works/" text:style-name="Internet_20_link" text:visited-style-name="Visited_20_Internet_20_Link">https://www.laundromap.co.nz/how-it-works/</text:a> </text:p>
      <text:p text:style-name="P1">4 screens: getting stared -&gt; New Zeland postcode 1010 -&gt; referal code (can skip) -&gt; skipped</text:p>
      <text:p text:style-name="P1">You can pick certain clothes (you see prices) and how many of each type of the clothes you have. OR you can create instant order without adding anything</text:p>
      <text:p text:style-name="P1">it has search for clothes names</text:p>
      <text:p text:style-name="P1">You can adding clothes by sliding element of the list to the right and removing by sliding to the left</text:p>
      <text:p text:style-name="P1">Your basket -&gt; defined gps automatically and set address, before placing order verifying postcode </text:p>
      <text:p text:style-name="P1">After setting Collection time (only when picked Tomorrow), automatically sets Delivery data and time</text:p>
      <text:p text:style-name="P1">When entering address line (postcode already entered) updating google map view</text:p>
      <text:p text:style-name="P1">When order is completed, Place order goes to "Your Details", you need to add you name, email, mobile number and card number </text:p>
      <text:p text:style-name="P1">Keyboard is numeral for postcode and mobile number </text:p>
      <text:p text:style-name="P1"/>
      <text:p text:style-name="P1"><text:a xlink:type="simple" xlink:href="https://play.google.com/store/apps/details?id=com.thelaundrybag.app" text:style-name="Internet_20_link" text:visited-style-name="Visited_20_Internet_20_Link">https://play.google.com/store/apps/details?id=com.thelaundrybag.app</text:a> <text:s/>27</text:p>
      <text:p text:style-name="P1">Good instruction in 3 screens. Then asks Manage_Phone_Calls permission and then enter Mobile Number (to verification) - only India number allowed, stuck here before using </text:p>
      <text:p text:style-name="P1"/>
      <text:p text:style-name="P1"><text:a xlink:type="simple" xlink:href="https://play.google.com/store/apps/details?id=com.encureit.laundryheap" text:style-name="Internet_20_link" text:visited-style-name="Visited_20_Internet_20_Link">https://play.google.com/store/apps/details?id=com.encureit.laundryheap</text:a> <text:s/>17</text:p>
      <text:p text:style-name="P1">Website: https://www.laundryheap.com/</text:p>
      <text:p text:style-name="P1">London code N70AG, in app doesn't work</text:p>
      <text:p text:style-name="P1"/>
      <text:p text:style-name="P1"><text:a xlink:type="simple" xlink:href="https://play.google.com/store/apps/details?id=com.gocleanlaundry" text:style-name="Internet_20_link" text:visited-style-name="Visited_20_Internet_20_Link">https://play.google.com/store/apps/details?id=com.gocleanlaundry</text:a> <text:s/>20</text:p>
      <text:p text:style-name="P1">It requires postcode on start, London code SW90AA, </text:p>
      <text:p text:style-name="P1"><text:s text:c="3"/>plus from the same developer <text:a xlink:type="simple" xlink:href="https://play.google.com/store/apps/details?id=com.heritagedrycleanersuk" text:style-name="Internet_20_link" text:visited-style-name="Visited_20_Internet_20_Link">https://play.google.com/store/apps/details?id=com.heritagedrycleanersuk</text:a> </text:p>
      <text:p text:style-name="P1"><text:s text:c="3"/>plus from the same developer <text:a xlink:type="simple" xlink:href="https://play.google.com/store/apps/details?id=com.greencommunitylaundry" text:style-name="Internet_20_link" text:visited-style-name="Visited_20_Internet_20_Link">https://play.google.com/store/apps/details?id=com.greencommunitylaundry</text:a> </text:p>
      <text:p text:style-name="P1"><text:soft-page-break/></text:p>
      <text:p text:style-name="P1"><text:a xlink:type="simple" xlink:href="https://play.google.com/store/apps/details?id=com.pick.mylaundry" text:style-name="Internet_20_link" text:visited-style-name="Visited_20_Internet_20_Link">https://play.google.com/store/apps/details?id=com.pick.mylaundry</text:a> <text:s/>713</text:p>
      <text:p text:style-name="P1"><text:s text:c="3"/></text:p>
      <text:p text:style-name="P1"><text:a xlink:type="simple" xlink:href="https://play.google.com/store/apps/details?id=com.laundry.mylaundrybox" text:style-name="Internet_20_link" text:visited-style-name="Visited_20_Internet_20_Link">https://play.google.com/store/apps/details?id=com.laundry.mylaundrybox</text:a> <text:s/>40</text:p>
      <text:p text:style-name="P1"/>
      <text:p text:style-name="P1"><text:a xlink:type="simple" xlink:href="https://play.google.com/store/apps/details?id=com.webclues.wowlaundry" text:style-name="Internet_20_link" text:visited-style-name="Visited_20_Internet_20_Link">https://play.google.com/store/apps/details?id=com.webclues.wowlaundry</text:a> <text:s/>87</text:p>
      <text:p text:style-name="P1"/>
      <text:p text:style-name="P1"><text:a xlink:type="simple" xlink:href="https://play.google.com/store/apps/details?id=com.ionicframework.cucilaundry253090" text:style-name="Internet_20_link" text:visited-style-name="Visited_20_Internet_20_Link">https://play.google.com/store/apps/details?id=com.ionicframework.cucilaundry253090</text:a> </text:p>
      <text:p text:style-name="P1"/>
      <text:p text:style-name="P1">and other (many of them in In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43S</meta:editing-duration>
    <meta:editing-cycles>9</meta:editing-cycles>
    <meta:generator>LibreOffice/5.2.2.2$Windows_X86_64 LibreOffice_project/8f96e87c890bf8fa77463cd4b640a2312823f3ad</meta:generator>
    <dc:date>2016-12-16T03:15:59.020000000</dc:date>
    <meta:document-statistic meta:table-count="0" meta:image-count="0" meta:object-count="0" meta:page-count="2" meta:paragraph-count="37" meta:word-count="434" meta:character-count="3424" meta:non-whitespace-character-count="2996"/>
    <meta:user-defined meta:name="Info 1"/>
    <meta:user-defined meta:name="Info 2"/>
    <meta:user-defined meta:name="Info 3"/>
    <meta:user-defined meta:name="Info 4"/>
  </office:meta>
</office:document-meta>
</file>